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22AB33B59340690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09cm" draw:z-index="0"><draw:image xlink:href="Pictures/1000000100000780000004322AB33B59340690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46:08.003185328</meta:creation-date>
    <dc:date>2023-10-23T21:46:53.961817933</dc:date>
    <meta:editing-duration>PT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